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3" table:default-cell-style-name="ce4"/>
        <table:table-column table:style-name="co2" table:default-cell-style-name="Default"/>
        <table:table-column table:style-name="co1" table:default-cell-style-name="ce3"/>
        <table:table-column table:style-name="co2" table:number-columns-repeated="3" table:default-cell-style-name="ce4"/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ecall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  <table:table-cell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934" calcext:value-type="percentage">
            <text:p>99.34%</text:p>
          </table:table-cell>
          <table:table-cell office:value-type="percentage" office:value="0.9936" calcext:value-type="percentage">
            <text:p>99.36%</text:p>
          </table:table-cell>
          <table:table-cell office:value-type="percentage" office:value="0.9918" calcext:value-type="percentage">
            <text:p>99.18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9548969072165" calcext:value-type="percentage">
            <text:p>99.55%</text:p>
          </table:table-cell>
          <table:table-cell office:value-type="percentage" office:value="0.994858611825193" calcext:value-type="percentage">
            <text:p>99.49%</text:p>
          </table:table-cell>
          <table:table-cell office:value-type="percentage" office:value="0.968827930174564" calcext:value-type="percentage">
            <text:p>96.8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93" calcext:value-type="percentage">
            <text:p>99.30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19" calcext:value-type="percentage">
            <text:p>99.19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95394736842105" calcext:value-type="percentage">
            <text:p>99.54%</text:p>
          </table:table-cell>
          <table:table-cell office:value-type="percentage" office:value="0.990837696335078" calcext:value-type="percentage">
            <text:p>99.08%</text:p>
          </table:table-cell>
          <table:table-cell office:value-type="percentage" office:value="0.984445884640311" calcext:value-type="percentage">
            <text:p>98.4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18" calcext:value-type="percentage">
            <text:p>99.18%</text:p>
          </table:table-cell>
          <table:table-cell office:value-type="percentage" office:value="0.9909" calcext:value-type="percentage">
            <text:p>99.09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91682661548304" calcext:value-type="percentage">
            <text:p>99.17%</text:p>
          </table:table-cell>
          <table:table-cell office:value-type="percentage" office:value="0.982356647763075" calcext:value-type="percentage">
            <text:p>98.24%</text:p>
          </table:table-cell>
          <table:table-cell office:value-type="percentage" office:value="0.975625" calcext:value-type="percentage">
            <text:p>97.5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927" calcext:value-type="percentage">
            <text:p>99.27%</text:p>
          </table:table-cell>
          <table:table-cell office:value-type="percentage" office:value="0.9933" calcext:value-type="percentage">
            <text:p>99.33%</text:p>
          </table:table-cell>
          <table:table-cell office:value-type="percentage" office:value="0.9911" calcext:value-type="percentage">
            <text:p>99.11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90777338603425" calcext:value-type="percentage">
            <text:p>99.08%</text:p>
          </table:table-cell>
          <table:table-cell office:value-type="percentage" office:value="0.98761408083442" calcext:value-type="percentage">
            <text:p>98.76%</text:p>
          </table:table-cell>
          <table:table-cell office:value-type="percentage" office:value="0.973042362002567" calcext:value-type="percentage">
            <text:p>97.3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0.9922" calcext:value-type="percentage">
            <text:p>99.22%</text:p>
          </table:table-cell>
          <table:table-cell office:value-type="percentage" office:value="0.9918" calcext:value-type="percentage">
            <text:p>99.18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94152046783626" calcext:value-type="percentage">
            <text:p>99.42%</text:p>
          </table:table-cell>
          <table:table-cell office:value-type="percentage" office:value="0.992898644286636" calcext:value-type="percentage">
            <text:p>99.29%</text:p>
          </table:table-cell>
          <table:table-cell office:value-type="percentage" office:value="0.98104864181933" calcext:value-type="percentage">
            <text:p>98.1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921" calcext:value-type="percentage">
            <text:p>99.21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0.9914" calcext:value-type="percentage">
            <text:p>99.14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86394557823129" calcext:value-type="percentage">
            <text:p>98.64%</text:p>
          </table:table-cell>
          <table:table-cell office:value-type="percentage" office:value="0.987661937075879" calcext:value-type="percentage">
            <text:p>98.77%</text:p>
          </table:table-cell>
          <table:table-cell office:value-type="percentage" office:value="0.975698663426488" calcext:value-type="percentage">
            <text:p>97.5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921" calcext:value-type="percentage">
            <text:p>99.21%</text:p>
          </table:table-cell>
          <table:table-cell office:value-type="percentage" office:value="0.9923" calcext:value-type="percentage">
            <text:p>99.23%</text:p>
          </table:table-cell>
          <table:table-cell office:value-type="percentage" office:value="0.9911" calcext:value-type="percentage">
            <text:p>99.11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93297587131367" calcext:value-type="percentage">
            <text:p>99.33%</text:p>
          </table:table-cell>
          <table:table-cell office:value-type="percentage" office:value="0.991989319092123" calcext:value-type="percentage">
            <text:p>99.20%</text:p>
          </table:table-cell>
          <table:table-cell office:value-type="percentage" office:value="0.982189973614776" calcext:value-type="percentage">
            <text:p>98.2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921" calcext:value-type="percentage">
            <text:p>99.21%</text:p>
          </table:table-cell>
          <table:table-cell office:value-type="percentage" office:value="0.9925" calcext:value-type="percentage">
            <text:p>99.25%</text:p>
          </table:table-cell>
          <table:table-cell office:value-type="percentage" office:value="0.9916" calcext:value-type="percentage">
            <text:p>99.16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94170984455958" calcext:value-type="percentage">
            <text:p>99.42%</text:p>
          </table:table-cell>
          <table:table-cell office:value-type="percentage" office:value="0.989756722151088" calcext:value-type="percentage">
            <text:p>98.98%</text:p>
          </table:table-cell>
          <table:table-cell office:value-type="percentage" office:value="0.97981072555205" calcext:value-type="percentage">
            <text:p>97.98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917" calcext:value-type="percentage">
            <text:p>99.17%</text:p>
          </table:table-cell>
          <table:table-cell office:value-type="percentage" office:value="0.9911" calcext:value-type="percentage">
            <text:p>99.11%</text:p>
          </table:table-cell>
          <table:table-cell office:value-type="percentage" office:value="0.9908" calcext:value-type="percentage">
            <text:p>99.08%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89431968295905" calcext:value-type="percentage">
            <text:p>98.94%</text:p>
          </table:table-cell>
          <table:table-cell office:value-type="percentage" office:value="0.983617300131062" calcext:value-type="percentage">
            <text:p>98.36%</text:p>
          </table:table-cell>
          <table:table-cell office:value-type="percentage" office:value="0.978557504873294" calcext:value-type="percentage">
            <text:p>97.8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921" calcext:value-type="percentage">
            <text:p>99.21%</text:p>
          </table:table-cell>
          <table:table-cell office:value-type="percentage" office:value="0.9925" calcext:value-type="percentage">
            <text:p>99.25%</text:p>
          </table:table-cell>
          <table:table-cell office:value-type="percentage" office:value="0.9909" calcext:value-type="percentage">
            <text:p>99.09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91525423728814" calcext:value-type="percentage">
            <text:p>99.15%</text:p>
          </table:table-cell>
          <table:table-cell office:value-type="percentage" office:value="0.9921875" calcext:value-type="percentage">
            <text:p>99.22%</text:p>
          </table:table-cell>
          <table:table-cell office:value-type="percentage" office:value="0.97765006385696" calcext:value-type="percentage">
            <text:p>97.77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3])" office:value-type="percentage" office:value="0.99232" calcext:value-type="percentage">
            <text:p>99.23%</text:p>
          </table:table-cell>
          <table:table-cell table:formula="of:=AVERAGE([.C4:.C13])" office:value-type="percentage" office:value="0.99246" calcext:value-type="percentage">
            <text:p>99.25%</text:p>
          </table:table-cell>
          <table:table-cell table:formula="of:=AVERAGE([.D4:.D13])" office:value-type="percentage" office:value="0.99133" calcext:value-type="percentage">
            <text:p>99.13%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:.G13])" office:value-type="percentage" office:value="0.992231699593428" calcext:value-type="percentage">
            <text:p>99.22%</text:p>
          </table:table-cell>
          <table:table-cell table:formula="of:=AVERAGE([.H4:.H13])" office:value-type="percentage" office:value="0.989377845949455" calcext:value-type="percentage">
            <text:p>98.94%</text:p>
          </table:table-cell>
          <table:table-cell table:formula="of:=AVERAGE([.I4:.I13])" office:value-type="percentage" office:value="0.977689674996034" calcext:value-type="percentage">
            <text:p>97.77%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Precision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F-Measure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  <table:table-cell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63216957605985" calcext:value-type="percentage">
            <text:p>96.32%</text:p>
          </table:table-cell>
          <table:table-cell office:value-type="percentage" office:value="0.965087281795511" calcext:value-type="percentage">
            <text:p>96.51%</text:p>
          </table:table-cell>
          <table:table-cell office:value-type="percentage" office:value="0.968827930174564" calcext:value-type="percentage">
            <text:p>96.88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79087452471483" calcext:value-type="percentage">
            <text:p>97.91%</text:p>
          </table:table-cell>
          <table:table-cell office:value-type="percentage" office:value="0.979746835443038" calcext:value-type="percentage">
            <text:p>97.97%</text:p>
          </table:table-cell>
          <table:table-cell office:value-type="percentage" office:value="0.974294670846395" calcext:value-type="percentage">
            <text:p>97.4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6002538071066" calcext:value-type="percentage">
            <text:p>96.00%</text:p>
          </table:table-cell>
          <table:table-cell office:value-type="percentage" office:value="0.960659898477157" calcext:value-type="percentage">
            <text:p>96.07%</text:p>
          </table:table-cell>
          <table:table-cell office:value-type="percentage" office:value="0.963832487309645" calcext:value-type="percentage">
            <text:p>96.38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77390180878553" calcext:value-type="percentage">
            <text:p>97.74%</text:p>
          </table:table-cell>
          <table:table-cell office:value-type="percentage" office:value="0.975515463917525" calcext:value-type="percentage">
            <text:p>97.55%</text:p>
          </table:table-cell>
          <table:table-cell office:value-type="percentage" office:value="0.9740301378647" calcext:value-type="percentage">
            <text:p>97.4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60942343459392" calcext:value-type="percentage">
            <text:p>96.09%</text:p>
          </table:table-cell>
          <table:table-cell office:value-type="percentage" office:value="0.966522008679479" calcext:value-type="percentage">
            <text:p>96.65%</text:p>
          </table:table-cell>
          <table:table-cell office:value-type="percentage" office:value="0.967761934283943" calcext:value-type="percentage">
            <text:p>96.78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76070528967254" calcext:value-type="percentage">
            <text:p>97.61%</text:p>
          </table:table-cell>
          <table:table-cell office:value-type="percentage" office:value="0.974375" calcext:value-type="percentage">
            <text:p>97.44%</text:p>
          </table:table-cell>
          <table:table-cell office:value-type="percentage" office:value="0.971677559912854" calcext:value-type="percentage">
            <text:p>97.1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62252079334613" calcext:value-type="percentage">
            <text:p>96.23%</text:p>
          </table:table-cell>
          <table:table-cell office:value-type="percentage" office:value="0.969289827255278" calcext:value-type="percentage">
            <text:p>96.93%</text:p>
          </table:table-cell>
          <table:table-cell office:value-type="percentage" office:value="0.969929622520793" calcext:value-type="percentage">
            <text:p>96.99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76306394027913" calcext:value-type="percentage">
            <text:p>97.63%</text:p>
          </table:table-cell>
          <table:table-cell office:value-type="percentage" office:value="0.978366160800775" calcext:value-type="percentage">
            <text:p>97.84%</text:p>
          </table:table-cell>
          <table:table-cell office:value-type="percentage" office:value="0.971483498878565" calcext:value-type="percentage">
            <text:p>97.1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53271028037383" calcext:value-type="percentage">
            <text:p>95.33%</text:p>
          </table:table-cell>
          <table:table-cell office:value-type="percentage" office:value="0.958255451713396" calcext:value-type="percentage">
            <text:p>95.83%</text:p>
          </table:table-cell>
          <table:table-cell office:value-type="percentage" office:value="0.967601246105919" calcext:value-type="percentage">
            <text:p>96.76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73282442748092" calcext:value-type="percentage">
            <text:p>97.33%</text:p>
          </table:table-cell>
          <table:table-cell office:value-type="percentage" office:value="0.975269499048827" calcext:value-type="percentage">
            <text:p>97.53%</text:p>
          </table:table-cell>
          <table:table-cell office:value-type="percentage" office:value="0.974278544542033" calcext:value-type="percentage">
            <text:p>97.4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65496368038741" calcext:value-type="percentage">
            <text:p>96.55%</text:p>
          </table:table-cell>
          <table:table-cell office:value-type="percentage" office:value="0.969128329297821" calcext:value-type="percentage">
            <text:p>96.91%</text:p>
          </table:table-cell>
          <table:table-cell office:value-type="percentage" office:value="0.972154963680388" calcext:value-type="percentage">
            <text:p>97.22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75833588253288" calcext:value-type="percentage">
            <text:p>97.58%</text:p>
          </table:table-cell>
          <table:table-cell office:value-type="percentage" office:value="0.978307363275283" calcext:value-type="percentage">
            <text:p>97.83%</text:p>
          </table:table-cell>
          <table:table-cell office:value-type="percentage" office:value="0.973923590054578" calcext:value-type="percentage">
            <text:p>97.3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55512572533849" calcext:value-type="percentage">
            <text:p>95.55%</text:p>
          </table:table-cell>
          <table:table-cell office:value-type="percentage" office:value="0.958091553836235" calcext:value-type="percentage">
            <text:p>95.81%</text:p>
          </table:table-cell>
          <table:table-cell office:value-type="percentage" office:value="0.960025789813024" calcext:value-type="percentage">
            <text:p>96.00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74038777522182" calcext:value-type="percentage">
            <text:p>97.40%</text:p>
          </table:table-cell>
          <table:table-cell office:value-type="percentage" office:value="0.974745818301082" calcext:value-type="percentage">
            <text:p>97.47%</text:p>
          </table:table-cell>
          <table:table-cell office:value-type="percentage" office:value="0.97098141506358" calcext:value-type="percentage">
            <text:p>97.1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56386292834891" calcext:value-type="percentage">
            <text:p>95.64%</text:p>
          </table:table-cell>
          <table:table-cell office:value-type="percentage" office:value="0.963239875389408" calcext:value-type="percentage">
            <text:p>96.32%</text:p>
          </table:table-cell>
          <table:table-cell office:value-type="percentage" office:value="0.967601246105919" calcext:value-type="percentage">
            <text:p>96.76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74912670689108" calcext:value-type="percentage">
            <text:p>97.49%</text:p>
          </table:table-cell>
          <table:table-cell office:value-type="percentage" office:value="0.976318282286075" calcext:value-type="percentage">
            <text:p>97.63%</text:p>
          </table:table-cell>
          <table:table-cell office:value-type="percentage" office:value="0.973667711598746" calcext:value-type="percentage">
            <text:p>97.3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57188498402556" calcext:value-type="percentage">
            <text:p>95.72%</text:p>
          </table:table-cell>
          <table:table-cell office:value-type="percentage" office:value="0.959105431309904" calcext:value-type="percentage">
            <text:p>95.91%</text:p>
          </table:table-cell>
          <table:table-cell office:value-type="percentage" office:value="0.962300319488818" calcext:value-type="percentage">
            <text:p>96.23%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73043195842806" calcext:value-type="percentage">
            <text:p>97.30%</text:p>
          </table:table-cell>
          <table:table-cell office:value-type="percentage" office:value="0.971206729213846" calcext:value-type="percentage">
            <text:p>97.12%</text:p>
          </table:table-cell>
          <table:table-cell office:value-type="percentage" office:value="0.970360824742268" calcext:value-type="percentage">
            <text:p>97.0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58412098298677" calcext:value-type="percentage">
            <text:p>95.84%</text:p>
          </table:table-cell>
          <table:table-cell office:value-type="percentage" office:value="0.960302457466919" calcext:value-type="percentage">
            <text:p>96.03%</text:p>
          </table:table-cell>
          <table:table-cell office:value-type="percentage" office:value="0.96471329552615" calcext:value-type="percentage">
            <text:p>96.47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74687600128164" calcext:value-type="percentage">
            <text:p>97.47%</text:p>
          </table:table-cell>
          <table:table-cell office:value-type="percentage" office:value="0.975984630163304" calcext:value-type="percentage">
            <text:p>97.60%</text:p>
          </table:table-cell>
          <table:table-cell office:value-type="percentage" office:value="0.971138598160482" calcext:value-type="percentage">
            <text:p>97.11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9:.B28])" office:value-type="percentage" office:value="0.959270361925675" calcext:value-type="percentage">
            <text:p>95.93%</text:p>
          </table:table-cell>
          <table:table-cell table:formula="of:=AVERAGE([.C19:.C28])" office:value-type="percentage" office:value="0.962968211522111" calcext:value-type="percentage">
            <text:p>96.30%</text:p>
          </table:table-cell>
          <table:table-cell table:formula="of:=AVERAGE([.D19:.D28])" office:value-type="percentage" office:value="0.966474883500916" calcext:value-type="percentage">
            <text:p>96.65%</text:p>
          </table:table-cell>
          <table:table-cell/>
          <table:table-cell office:value-type="string" calcext:value-type="string">
            <text:p>Average</text:p>
          </table:table-cell>
          <table:table-cell table:formula="of:=AVERAGE([.G19:.G28])" office:value-type="percentage" office:value="0.975465283152884" calcext:value-type="percentage">
            <text:p>97.55%</text:p>
          </table:table-cell>
          <table:table-cell table:formula="of:=AVERAGE([.H19:.H28])" office:value-type="percentage" office:value="0.975983578244976" calcext:value-type="percentage">
            <text:p>97.60%</text:p>
          </table:table-cell>
          <table:table-cell table:formula="of:=AVERAGE([.I19:.I28])" office:value-type="percentage" office:value="0.97258365516642" calcext:value-type="percentage">
            <text:p>97.2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20:46:08.454527704</meta:creation-date>
    <dc:date>2016-03-14T21:10:29.640565020</dc:date>
    <meta:editing-duration>PT24M19S</meta:editing-duration>
    <meta:editing-cycles>3</meta:editing-cycles>
    <meta:generator>LibreOffice/4.4.6.3$Linux_X86_64 LibreOffice_project/40m0$Build-3</meta:generator>
    <meta:document-statistic meta:table-count="1" meta:cell-count="196" meta:object-count="0"/>
  </office:meta>
</office:document-meta>
</file>